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9adc"/>
    </style:style>
    <style:style style:name="T1" style:family="text">
      <style:text-properties officeooo:rsid="000f9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us avons ajouté une récupération de la nourriture par les explorers de manière coordonnées par la base. </text:span></text:p>
      <text:p text:style-name="P1"><text:span text:style-name="T1">Nous avons également limité le nombre de munitions dont dispose les RocketLauncher. En plus de cette limitation des munitions, nous avons introduit un nouveau type de combattant ne combattant pas à distance mais au corps à corps et ne consommant donc plus de munitions. En parallèle de ce nouveau type de combattant, nous avons fait en sorte que les RocketLauncher attaquent eux aussi au corps à corps dans le cas où ils n'ont plus de munitions. Ceux-ci peuvent également récupéré des munitions en passant près de leur base. Concernant les combattants, nous avons également mis en place un déplacement en formation pour ceux-ci.</text:span></text:p>
      <text:p text:style-name="P1"><text:span text:style-name="T1">Nous avons aussi ajouté la génération de nouveaux membres dans l'équipe grâce à la nourriture qu'aura ramené les différents explorers.</text:span></text:p>
      <text:p text:style-name="P1"><text:span text:style-name="T1">Pour chaque entité, nous avons également fait en sorte qu'elle puisse essayé d'esquiver les balles des ennem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3-06-26T16:39:58.19</dc:date>
    <dc:creator>Thibault Lapassade</dc:creator>
    <meta:document-statistic meta:table-count="0" meta:image-count="0" meta:object-count="0" meta:page-count="1" meta:paragraph-count="4" meta:word-count="157" meta:character-count="979" meta:non-whitespace-character-count="825"/>
    <meta:user-defined meta:name="Info 1"/>
    <meta:user-defined meta:name="Info 2"/>
    <meta:user-defined meta:name="Info 3"/>
    <meta:user-defined meta:name="Info 4"/>
  </office:meta>
</office:document-meta>
</file>